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lear Sans Medium" svg:font-family="'Clear Sans Medium'" style:font-family-generic="swiss" style:font-pitch="variable"/>
    <style:font-face style:name="CoiurierNew" svg:font-family="CoiurierNew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3.361cm" draw:shadow-color="#808080" loext:decorative="false"/>
      <style:paragraph-properties style:writing-mode="lr-tb"/>
    </style:style>
    <style:style style:name="pr3" style:family="presentation" style:parent-style-name="Default-title">
      <style:graphic-properties fo:min-height="3.479cm" loext:decorative="false"/>
      <style:paragraph-properties style:writing-mode="lr-tb"/>
    </style:style>
    <style:style style:name="pr4" style:family="presentation" style:parent-style-name="Default-outline1">
      <style:graphic-properties fo:min-height="11.904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3.339cm" loext:decorative="false"/>
      <style:paragraph-properties style:writing-mode="lr-tb"/>
    </style:style>
    <style:style style:name="pr6" style:family="presentation" style:parent-style-name="Default-outline1" style:list-style-name="L2">
      <style:graphic-properties fo:min-height="11.904cm" loext:decorative="false"/>
      <style:paragraph-properties style:writing-mode="lr-tb"/>
    </style:style>
    <style:style style:name="pr7" style:family="presentation" style:parent-style-name="Default-outline1" style:list-style-name="L2">
      <style:graphic-properties fo:min-height="11.904cm" loext:decorative="false"/>
      <style:paragraph-properties style:writing-mode="lr-tb"/>
    </style:style>
    <style:style style:name="pr8" style:family="presentation" style:parent-style-name="Default-outline1" style:list-style-name="L2">
      <style:graphic-properties fo:min-height="11.904cm" loext:decorative="false"/>
      <style:paragraph-properties style:writing-mode="lr-tb"/>
    </style:style>
    <style:style style:name="pr9" style:family="presentation" style:parent-style-name="Default-outline1" style:list-style-name="L2">
      <style:graphic-properties fo:min-height="11.904cm" loext:decorative="false"/>
      <style:paragraph-properties style:writing-mode="lr-tb"/>
    </style:style>
    <style:style style:name="pr10" style:family="presentation" style:parent-style-name="Default-outline1" style:list-style-name="L2">
      <style:graphic-properties fo:min-height="11.904cm" loext:decorative="false"/>
      <style:paragraph-properties style:writing-mode="lr-tb"/>
    </style:style>
    <style:style style:name="pr11" style:family="presentation" style:parent-style-name="Default-outline1" style:list-style-name="L2">
      <style:graphic-properties fo:min-height="11.904cm" loext:decorative="false"/>
      <style:paragraph-properties style:writing-mode="lr-tb"/>
    </style:style>
    <style:style style:name="P1" style:family="paragraph">
      <style:paragraph-properties fo:margin-left="0cm" fo:margin-right="0cm" fo:text-indent="0cm" style:line-break="strict" loext:tab-stop-distance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top="0.1cm" fo:margin-bottom="0cm"/>
    </style:style>
    <style:style style:name="P6" style:family="paragraph">
      <style:paragraph-properties fo:margin-left="0.952cm" fo:margin-right="0cm" fo:margin-top="0.1cm" fo:margin-bottom="0cm" fo:line-height="93%" fo:text-align="start" fo:text-indent="-0.952cm" style:punctuation-wrap="simple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7" style:family="paragraph">
      <loext:graphic-properties draw:fill-color="#ffffff"/>
      <style:text-properties fo:font-size="12pt"/>
    </style:style>
    <style:style style:name="T1" style:family="text">
      <style:text-properties fo:language="en" fo:country="IE" style:language-asian="en" style:country-asian="IE" style:language-complex="en" style:country-complex="IE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font-style="normal" fo:text-shadow="none" style:text-underline-style="none" fo:font-weight="normal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lear Sans Medium"/>
    </style:style>
    <style:style style:name="T5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3cm" svg:height="3.501cm" svg:x="1.604cm" svg:y="8.201cm" presentation:class="title" presentation:user-transformed="true">
          <draw:text-box>
            <text:list text:style-name="L1">
              <text:list-header>
                <text:p text:style-name="P1"><text:span text:style-name="T1">Instant Messaging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Extremely Brief IM History</text:p>
          </draw:text-box>
        </draw:frame>
        <draw:frame presentation:style-name="pr4" draw:layer="layout" svg:width="25.171cm" svg:height="12.154cm" svg:x="1.397cm" svg:y="4.912cm" presentation:class="outline">
          <draw:text-box>
            <text:list text:style-name="L2">
              <text:list-item>
                <text:p>Bulletin boards with “direct message” features</text:p>
              </text:list-item>
              <text:list-item>
                <text:p>Internet relay chat (IRC)</text:p>
              </text:list-item>
              <text:list-item>
                <text:p>AOL instant messenger (AIM)</text:p>
              </text:list-item>
              <text:list-item>
                <text:p>Short Message Service (SMS)</text:p>
              </text:list-item>
              <text:list-item>
                <text:p>Jabber/XMPP (eXtensible Messaging and Presence Protocol)</text:p>
              </text:list-item>
              <text:list-item>
                <text:p>Today: whatsapp, signal, telegram, matrix etc.</text:p>
              </text:list-item>
              <text:list-item>
                <text:p>Tomorrow? Maybe the return of interop? (MIMI/MLS)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2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IM Key Features</text:p>
          </draw:text-box>
        </draw:frame>
        <draw:frame presentation:style-name="pr6" draw:text-style-name="P5" draw:layer="layout" svg:width="25.171cm" svg:height="12.154cm" svg:x="1.397cm" svg:y="4.912cm" presentation:class="outline" presentation:user-transformed="true">
          <draw:text-box>
            <text:list text:style-name="L2">
              <text:list-item>
                <text:p text:style-name="P5">Less formal, more ephemeral, messaging (compared to email)</text:p>
                <text:list>
                  <text:list-item>
                    <text:p text:style-name="P5">But: how might former UK prime ministers consider that now?</text:p>
                  </text:list-item>
                </text:list>
              </text:list-item>
              <text:list-item>
                <text:p text:style-name="P5">Buddy lists/Rosters</text:p>
              </text:list-item>
              <text:list-item>
                <text:p text:style-name="P5">1:1 or group chats, some allow WebRTC calling</text:p>
              </text:list-item>
              <text:list-item>
                <text:p text:style-name="P5">Presence, user-is-typing, knowing when/if messages seen</text:p>
              </text:list-item>
              <text:list-item>
                <text:p text:style-name="P5">Multiple devices per user</text:p>
              </text:list-item>
              <text:list-item>
                <text:p text:style-name="P5">Ability to edit posted messages (within limits)</text:p>
              </text:list-item>
              <text:list-item>
                <text:p text:style-name="P6">End-to-end encrypted (e2ee) or not (and if so, how well)</text:p>
              </text:list-item>
              <text:list-item>
                <text:p text:style-name="P6">Gateways to other IM systems (some allow, some don’t)</text:p>
              </text:list-item>
              <text:list-item>
                <text:p text:style-name="P6"><text:span text:style-name="T2">Silo’d vs. interoperable/federated (</text:span>linked to business models<text:span text:style-name="T3">)</text:span></text:p>
              </text:list-item>
              <text:list-item>
                <text:p text:style-name="P6"><text:span text:style-name="T3">Emojis, yay:-)</text:span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3" presentation:class="page"/>
          <draw:frame presentation:style-name="pr5" draw:text-style-name="P7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IM systems I’ve used a bit</text:p>
          </draw:text-box>
        </draw:frame>
        <draw:frame presentation:style-name="pr4" draw:layer="layout" svg:width="25.171cm" svg:height="12.154cm" svg:x="1.397cm" svg:y="4.912cm" presentation:class="outline">
          <draw:text-box>
            <text:list text:style-name="L2">
              <text:list-item>
                <text:p>I don’t use whatsapp etc so only have some limited of those</text:p>
              </text:list-item>
              <text:list-item>
                <text:p>But I have used a bunch of IM systems over the years...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4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Internet Relay Chat (IRC)</text:p>
          </draw:text-box>
        </draw:frame>
        <draw:frame presentation:style-name="pr7" draw:text-style-name="P5" draw:layer="layout" svg:width="25.171cm" svg:height="14.588cm" svg:x="1.397cm" svg:y="4.912cm" presentation:class="outline" presentation:user-transformed="true">
          <draw:text-box>
            <text:list text:style-name="L2">
              <text:list-item>
                <text:p text:style-name="P5">One of the oldest, from late ‘80’s, peaking about 2003, declining since, but still used</text:p>
              </text:list-item>
              <text:list-item>
                <text:p text:style-name="P5">Users known just by “nick” – probably not authenticated</text:p>
              </text:list-item>
              <text:list-item>
                <text:p text:style-name="P5">Rooms known as “channels”</text:p>
              </text:list-item>
              <text:list-item>
                <text:p text:style-name="P5">Client-Server and Server-Server protocols specified in RFC1459 but implementations evolved away from that (nonetheless, it’s federated)</text:p>
              </text:list-item>
              <text:list-item>
                <text:p text:style-name="P5">Performance/security issues with netsplits </text:p>
              </text:list-item>
              <text:list-item>
                <text:p text:style-name="P5">Try it out: <text:a xlink:href="https://webchat.freenode.net/" xlink:type="simple">https://webchat.freenode.net/</text:a></text:p>
                <text:list>
                  <text:list-item>
                    <text:p>Site down on 2024-10-31 you could also try <text:a xlink:href="https://libera.chat/" xlink:type="simple">https://libera.chat</text:a><text:s/></text:p>
                  </text:list-item>
                </text:list>
              </text:list-item>
              <text:list-item>
                <text:p text:style-name="P5">Wikipedia: <text:a xlink:href="https://en.wikipedia.org/wiki/Internet_Relay_Chat" xlink:type="simple">https://en.wikipedia.org/wiki/Internet_Relay_Chat</text:a><text:s/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5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eXtensible Message and Presnce Protocol (XMPP)</text:p>
          </draw:text-box>
        </draw:frame>
        <draw:frame presentation:style-name="pr8" draw:text-style-name="P5" draw:layer="layout" svg:width="25.171cm" svg:height="15.588cm" svg:x="1.397cm" svg:y="4.912cm" presentation:class="outline" presentation:user-transformed="true">
          <draw:text-box>
            <text:list text:style-name="L2">
              <text:list-item>
                <text:p text:style-name="P5">Also known as: jabber</text:p>
              </text:list-item>
              <text:list-item>
                <text:p text:style-name="P5">Sort-of successor to IRC, popular from early 2000’s, less so now</text:p>
              </text:list-item>
              <text:list-item>
                <text:p text:style-name="P5">Used internally by many proprietary services, e.g. Google Talk, Facebook chat, even if they didn’t say so much, less so now</text:p>
              </text:list-item>
              <text:list-item>
                <text:p text:style-name="P5">Users authenticate to chosen service, have names like email addresses, nick’s used in rooms which also have email-like names, 1:1 messaging natively supported</text:p>
              </text:list-item>
              <text:list-item>
                <text:p text:style-name="P5">Client-Server and Server-Server protocols more secure than IRC, but “less secure” than more modern protocols</text:p>
              </text:list-item>
              <text:list-item>
                <text:p text:style-name="P5">Still some issues with performance in federations</text:p>
              </text:list-item>
              <text:list-item>
                <text:p text:style-name="P5">Specifications are a mixture of IETF RFCs (e.g. RFC6120) and extension specifications (XEP’s) maintained by the XMPP standards foundation (XSF)</text:p>
              </text:list-item>
              <text:list-item>
                <text:p text:style-name="P5">Try it out: <text:a xlink:href="https://xmpp.org/" xlink:type="simple">https://xmpp.org/</text:a><text:s text:c="2"/>has HOWTOs, links to client s/w and services where you can register an account</text:p>
              </text:list-item>
              <text:list-item>
                <text:p text:style-name="P5">Wikipedia: <text:a xlink:href="https://en.wikipedia.org/wiki/XMPP" xlink:type="simple">https://en.wikipedia.org/wiki/XMPP</text:a><text:s/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6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Signal</text:p>
          </draw:text-box>
        </draw:frame>
        <draw:frame presentation:style-name="pr9" draw:text-style-name="P5" draw:layer="layout" svg:width="25.171cm" svg:height="14.841cm" svg:x="1.397cm" svg:y="4.912cm" presentation:class="outline" presentation:user-transformed="true">
          <draw:text-box>
            <text:list text:style-name="L2">
              <text:list-item>
                <text:p text:style-name="P5">Messaging app with a focus on end-to-end encryption (e2ee); early versions (~2010) based on XMPP’s Off-the-record (OTR) protocol, but changed significantly later</text:p>
              </text:list-item>
              <text:list-item>
                <text:p text:style-name="P5">Users start with a phone number (still in the process of loosening that requirement), 1:1 messaging and groups supported</text:p>
              </text:list-item>
              <text:list-item>
                <text:p text:style-name="P5">Can do WebRTC calls</text:p>
              </text:list-item>
              <text:list-item>
                <text:p text:style-name="P5">Signal protocol is deliberately not federated and doesn’t support (much) crypto agility</text:p>
              </text:list-item>
              <text:list-item>
                <text:p text:style-name="P5">Very large groups may have performance issues</text:p>
              </text:list-item>
              <text:list-item>
                <text:p text:style-name="P6">Security based on double-ratchet, later also used for whatsapp and others</text:p>
                <text:list>
                  <text:list-item>
                    <text:p text:style-name="P5"><text:a xlink:href="https://signal.org/docs/specifications/doubleratchet/" xlink:type="simple">https://signal.org/docs/specifications/doubleratchet/</text:a><text:s/></text:p>
                  </text:list-item>
                </text:list>
              </text:list-item>
              <text:list-item>
                <text:p text:style-name="P5">Key difference: IM commonly involves multiple asynchronous exchanges unlike email or TLS, and former group members might renege or be compromised, so we’re now interested in post-compromise security</text:p>
              </text:list-item>
              <text:list-item>
                <text:p text:style-name="P6">Wikipedia: <text:a xlink:href="https://en.wikipedia.org/wiki/Signal_(software)" xlink:type="simple">https://en.wikipedia.org/wiki/Signal_(software)</text:a><text:s/></text:p>
              </text:list-item>
              <text:list-item>
                <text:p text:style-name="P6">Details: <text:a xlink:href="https://signal.org/docs/" xlink:type="simple">https://signal.org/docs/</text:a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7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Matrix</text:p>
          </draw:text-box>
        </draw:frame>
        <draw:frame presentation:style-name="pr10" draw:text-style-name="P5" draw:layer="layout" svg:width="25.171cm" svg:height="14.612cm" svg:x="1.397cm" svg:y="4.912cm" presentation:class="outline" presentation:user-transformed="true">
          <draw:text-box>
            <text:list text:style-name="L2">
              <text:list-item>
                <text:p text:style-name="P5">Another “modern” messaging scheme, (circa 2014) with federation but “less” e2ee than signal </text:p>
              </text:list-item>
              <text:list-item>
                <text:p text:style-name="P5">Usernames like <text:span text:style-name="T4">@joebloggs:example.org</text:span>, 1:1 messaging also via “rooms,” rooms are named like <text:span text:style-name="T4">#roomname:example.org</text:span></text:p>
                <text:list>
                  <text:list-item>
                    <text:p text:style-name="P5">example.org in the above is the “homeserver” for the room/user</text:p>
                  </text:list-item>
                </text:list>
              </text:list-item>
              <text:list-item>
                <text:p text:style-name="P5">Anyone can install a “homeserver” to which local clients authenticate; homeservers handle federated traffic (with the usual load problems)</text:p>
              </text:list-item>
              <text:list-item>
                <text:p text:style-name="P5">Usual set of clients (desktop, mobile) that are (mostly) shims on a browser engine, so can also be used directly from a browser</text:p>
              </text:list-item>
              <text:list-item>
                <text:p text:style-name="P5">Wikipedia: <text:a xlink:href="https://en.wikipedia.org/wiki/Matrix_(protocol)" xlink:type="simple">https://en.wikipedia.org/wiki/Matrix_(protocol)</text:a></text:p>
              </text:list-item>
              <text:list-item>
                <text:p text:style-name="P6"><text:span text:style-name="T2">Try it out: </text:span><text:span text:style-name="T2"><text:a xlink:href="https://matrix.org/" xlink:type="simple">https://matrix.org/</text:a></text:span><text:span text:style-name="T2"><text:s/>has HOWTOs and links for clients and homeservers (I only ever tried synapse, not sure if other homeserver implementations are stable)</text:span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8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Others...</text:p>
          </draw:text-box>
        </draw:frame>
        <draw:frame presentation:style-name="pr4" draw:layer="layout" svg:width="11.103cm" svg:height="12.154cm" svg:x="1.397cm" svg:y="4.912cm" presentation:class="outline" presentation:user-transformed="true">
          <draw:text-box>
            <text:list text:style-name="L2">
              <text:list-header>
                <text:p><text:span text:style-name="T5">Ones I’ve used a little bit:</text:span></text:p>
              </text:list-header>
              <text:list-item>
                <text:p><text:span text:style-name="T5">Mattermost</text:span></text:p>
              </text:list-item>
              <text:list-item>
                <text:p><text:span text:style-name="T5">WebRTC chat</text:span></text:p>
              </text:list-item>
              <text:list-item>
                <text:p><text:span text:style-name="T5">Zulip</text:span></text:p>
              </text:list-item>
              <text:list-item>
                <text:p><text:span text:style-name="T5">SMS</text:span></text:p>
                <text:p/>
              </text:list-item>
              <text:list-item>
                <text:p><text:span text:style-name="T5">Mastodon</text:span></text:p>
              </text:list-item>
            </text:list>
          </draw:text-box>
        </draw:frame>
        <draw:frame presentation:style-name="pr4" draw:layer="layout" svg:width="11.103cm" svg:height="12.154cm" svg:x="13.397cm" svg:y="4.846cm" presentation:class="outline" presentation:user-transformed="true">
          <draw:text-box>
            <text:list text:style-name="L2">
              <text:list-header>
                <text:p>Ones I’ve not used:</text:p>
              </text:list-header>
              <text:list-item>
                <text:p>Whatsapp</text:p>
              </text:list-item>
              <text:list-item>
                <text:p>Instagram</text:p>
              </text:list-item>
              <text:list-item>
                <text:p>Facebook messenger</text:p>
              </text:list-item>
              <text:list-item>
                <text:p>iMessage</text:p>
                <text:p/>
              </text:list-item>
              <text:list-item>
                <text:p>Telegram<text:line-break/></text:p>
              </text:list-item>
              <text:list-item>
                <text:p>Twitter/X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9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MLS/Mimi</text:p>
          </draw:text-box>
        </draw:frame>
        <draw:frame presentation:style-name="pr11" draw:text-style-name="P5" draw:layer="layout" svg:width="25.171cm" svg:height="14.795cm" svg:x="1.397cm" svg:y="4.912cm" presentation:class="outline" presentation:user-transformed="true">
          <draw:text-box>
            <text:list text:style-name="L2">
              <text:list-item>
                <text:p text:style-name="P5">EU Digital Markets Act is now in force</text:p>
              </text:list-item>
              <text:list-item>
                <text:p text:style-name="P5">CEC/EU identify “gatekeepers” who affect many EU citizens and impose more rules on those</text:p>
              </text:list-item>
              <text:list-item>
                <text:p text:style-name="P5">Seems likely that’ll impose a need for users of one gatekeeper to be able to message users of another</text:p>
                <text:list>
                  <text:list-item>
                    <text:p text:style-name="P5">Could be broader interop is mandated, we’ll see</text:p>
                  </text:list-item>
                </text:list>
              </text:list-item>
              <text:list-item>
                <text:p text:style-name="P5">That means there’s a need for some interoperable format for such messages</text:p>
                <text:list>
                  <text:list-item>
                    <text:p text:style-name="P5">Note – does not mean all messages will be in that format</text:p>
                  </text:list-item>
                </text:list>
              </text:list-item>
              <text:list-item>
                <text:p text:style-name="P5">IETF is working (in the mimi working group) on an MLS-based messaging format/architecture that could be the basis for that interop</text:p>
                <text:list>
                  <text:list-item>
                    <text:p text:style-name="P5"><text:a xlink:href="https://datatracker.ietf.org/wg/mimi/about/" xlink:type="simple">https://datatracker.ietf.org/wg/mimi/about/</text:a></text:p>
                  </text:list-item>
                </text:list>
              </text:list-item>
              <text:list-item>
                <text:p text:style-name="P5">Mimi will be based on RFC 9420 (message layer format) which is a TLS-like definition of how things like IM apps can get e2ee but perhaps also scale better than some current systems</text:p>
              </text:list-item>
              <text:list-item>
                <text:p text:style-name="P5">There is a *lot* of politics in that one!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0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Questions</text:p>
          </draw:text-box>
        </draw:frame>
        <draw:frame presentation:style-name="pr4" draw:layer="layout" svg:width="25.171cm" svg:height="12.154cm" svg:x="1.397cm" svg:y="4.912cm" presentation:class="outline" presentation:user-transformed="true">
          <draw:text-box>
            <text:list text:style-name="L2">
              <text:list-item>
                <text:p>What do you (dis)like about IM systems you use?</text:p>
              </text:list-item>
              <text:list-item>
                <text:p>What’s the main business asset of these IM operators? (Ignoring other systems the same company may operate)</text:p>
              </text:list-item>
              <text:list-item>
                <text:p>What barriers to entry exist for other service providers?</text:p>
              </text:list-item>
              <text:list-item>
                <text:p>What do you think about hate-speech and dis/mis-information on these systems?</text:p>
              </text:list-item>
              <text:list-item>
                <text:p>How do you think this ecosystem will evolve?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1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lear Sans Medium" svg:font-family="'Clear Sans Medium'" style:font-family-generic="swiss" style:font-pitch="variable"/>
    <style:font-face style:name="CoiurierNew" svg:font-family="CoiurierNew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3cm" fo:margin-right="0cm" fo:margin-top="0.401cm" fo:margin-bottom="0cm" fo:line-height="93%" fo:text-align="start" fo:text-indent="-0.79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.299cm" fo:margin-bottom="0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pitch-asian="variable" style:font-size-asian="24pt" style:font-style-asian="normal" style:font-weight-asian="normal" style:font-name-complex="Noto Sans CJK SC Regular" style:font-family-complex="'Noto Sans CJK SC Regular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.202cm" fo:margin-bottom="0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.101cm" fo:margin-bottom="0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44pt" style:font-style-asian="normal" style:font-weight-asian="normal" style:font-name-complex="Noto Sans CJK SC Regular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 style:writing-mode="lr-tb" loext:decorative="false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3%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93%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7" style:family="paragraph">
      <style:paragraph-properties fo:margin-left="0cm" fo:margin-right="0cm" fo:line-height="93%" fo:text-align="center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center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9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font-name="Times New Roman" fo:font-size="14pt" fo:language="en" fo:country="IE" style:font-name-asian="DejaVu Sans" style:font-size-asian="14pt" style:language-asian="en" style:country-asian="IE" style:font-name-complex="DejaVu Sans" style:font-size-complex="14pt" style:language-complex="en" style:country-complex="I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71cm" svg:height="3.479cm" svg:x="1.397cm" svg:y="0.837cm" presentation:class="title" presentation:placeholder="true">
        <draw:text-box/>
      </draw:frame>
      <draw:frame presentation:style-name="Default-outline1" draw:layer="backgroundobjects" svg:width="25.171cm" svg:height="12.154cm" svg:x="1.397cm" svg:y="4.912cm" presentation:class="outline" presentation:placeholder="true">
        <draw:text-box/>
      </draw:frame>
      <draw:frame draw:style-name="Mgr3" draw:text-style-name="MP6" draw:layer="backgroundobjects" svg:width="6.495cm" svg:height="1.42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85cm" svg:height="1.42cm" svg:x="9.578cm" svg:y="19.129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6.496cm" svg:height="1.42cm" svg:x="20.077cm" svg:y="19.129cm" presentation:class="page-number">
        <draw:text-box>
          <text:list text:style-name="ML1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21cm" svg:height="29.7cm" svg:x="0cm" svg:y="0cm">
          <text:p/>
        </draw:rect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21cm" svg:height="11.108cm" svg:x="3.073cm" svg:y="2.258cm" presentation:class="page"/>
        <draw:frame presentation:style-name="Default-notes" draw:layer="backgroundobjects" svg:width="16.775cm" svg:height="13.339cm" svg:x="2.098cm" svg:y="14.106cm" presentation:class="notes" presentation:placeholder="true">
          <draw:text-box/>
        </draw:frame>
        <draw:frame draw:style-name="Mgr8" draw:text-style-name="MP6" draw:layer="backgroundobjects" svg:width="9.088cm" svg:height="1.46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9" draw:text-style-name="MP10" draw:layer="backgroundobjects" svg:width="9.089cm" svg:height="1.46cm" svg:x="11.883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10" draw:text-style-name="MP6" draw:layer="backgroundobjects" svg:width="9.088cm" svg:height="1.46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1" draw:text-style-name="MP10" draw:layer="backgroundobjects" svg:width="9.089cm" svg:height="1.46cm" svg:x="11.883cm" svg:y="28.213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05T14:19:38.151389600</meta:creation-date>
    <dc:date>2024-10-31T15:23:49.854572197</dc:date>
    <meta:editing-cycles>163</meta:editing-cycles>
    <meta:editing-duration>PT9H7M23S</meta:editing-duration>
    <meta:generator>LibreOffice/24.2.6.2$Linux_X86_64 LibreOffice_project/8e9a753d9daaea75c34b417ba1bdf556bf2fc5b3</meta:generator>
    <meta:document-statistic meta:object-count="71"/>
  </office:meta>
</office:document-meta>
</file>